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98f43" officeooo:paragraph-rsid="00098f43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officeooo:rsid="00098f43" officeooo:paragraph-rsid="00098f43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6pt" fo:font-weight="normal" officeooo:rsid="00098f43" officeooo:paragraph-rsid="000ab014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0c1450" officeooo:paragraph-rsid="000ab014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0c1450" officeooo:paragraph-rsid="000c1450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0cc0e4" officeooo:paragraph-rsid="000cc0e4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0eaf49" officeooo:paragraph-rsid="000eaf49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0f849c" officeooo:paragraph-rsid="000f849c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13739" officeooo:paragraph-rsid="00113739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12dee9" officeooo:paragraph-rsid="0012dee9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4c8dc" officeooo:paragraph-rsid="0014c8dc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4c8dc" officeooo:paragraph-rsid="0014d560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1a4a4f" officeooo:paragraph-rsid="001a4a4f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0ab014" officeooo:paragraph-rsid="000ab014" style:font-size-asian="14pt" style:font-weight-asian="normal" style:font-size-complex="16pt" style:font-weight-complex="normal"/>
    </style:style>
    <style:style style:name="T1" style:family="text">
      <style:text-properties officeooo:rsid="000c1450"/>
    </style:style>
    <style:style style:name="T2" style:family="text">
      <style:text-properties officeooo:rsid="000f849c"/>
    </style:style>
    <style:style style:name="T3" style:family="text">
      <style:text-properties officeooo:rsid="00113739"/>
    </style:style>
    <style:style style:name="T4" style:family="text">
      <style:text-properties officeooo:rsid="0014d560"/>
    </style:style>
    <style:style style:name="T5" style:family="text">
      <style:text-properties officeooo:rsid="001a15d5"/>
    </style:style>
    <style:style style:name="T6" style:family="text">
      <style:text-properties officeooo:rsid="001ac2a1"/>
    </style:style>
    <style:style style:name="T7" style:family="text">
      <style:text-properties officeooo:rsid="001b7b5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η Εργαστηριακή Άσκηση Συστήματα Υπολογισμού Υψηλών Επιδόσεων (ΗΥ 421 / ΜΔΕ 646)</text:p>
      <text:p text:style-name="P1"/>
      <text:p text:style-name="P2"><text:tab/><text:tab/><text:tab/><text:tab/><text:tab/>Κυριακή 8 Μαρτίου</text:p>
      <text:p text:style-name="P2"/>
      <text:p text:style-name="P2"><text:tab/><text:tab/><text:tab/><text:tab/>Ξηροφώτος Θάνος <text:tab/><text:tab/>Αεμ:758</text:p>
      <text:p text:style-name="P2"/>
      <text:p text:style-name="P3">Η εργασία περιλαμβάνει δύο κομμάτια .Το πρώτο κομμάτι που είναι τα αρχεία όπου υπήρξε <text:s/>βελτίωση στον χρόνο εκτέλεσης του κώδικα και το δεύτερο κομμάτι που περιέχει αρχεία που δεν επέφεραν κάποια αλλάγη στον χρόνο εκτέλεσης.</text:p>
      <text:p text:style-name="P3"/>
      <text:p text:style-name="P14">Μέσα στο φάκελο υπάρχουν οι κώδικες των βελτιστοποιήσεων - δοκιμών(.c), τα makefile ,ένα script για να τρέχει τα πειράματα 12 φορές ,ενα <text:s/>spreadsheet με τις αριθμητικές τιμές των πειραμάτων ένα αρχείο παρατηρήσεων που κράταγα κατα την διάρκεια της εργασίας <text:span text:style-name="T7">και τα αποτελέσματα από τα τρεξίματα.</text:span></text:p>
      <text:p text:style-name="P3"/>
      <text:p text:style-name="P3"><text:tab/><text:tab/><text:tab/><text:tab/><text:span text:style-name="T1">Χαρακτηριστικά Συστήματος:</text:span></text:p>
      <text:p text:style-name="P4"/>
      <text:p text:style-name="P5">inf-saturn:</text:p>
      <text:p text:style-name="P5">Architecture: <text:s text:c="9"/><text:tab/> x86_64 </text:p>
      <text:p text:style-name="P5">CPU op-mode(s): <text:s text:c="7"/>32-bit, 64-bit </text:p>
      <text:p text:style-name="P5">Byte Order: <text:s text:c="11"/><text:tab/> Little Endian </text:p>
      <text:p text:style-name="P5">CPU(s): <text:s text:c="15"/><text:tab/> <text:tab/><text:tab/>6 </text:p>
      <text:p text:style-name="P5">On-line CPU(s) list: <text:s text:c="3"/><text:tab/>0-5 </text:p>
      <text:p text:style-name="P5">Thread(s) per core: <text:s text:c="3"/><text:tab/> <text:tab/>1 </text:p>
      <text:p text:style-name="P5">Core(s) per socket: <text:s text:c="4"/><text:tab/><text:tab/> 6 </text:p>
      <text:p text:style-name="P5">Socket(s): <text:s text:c="12"/><text:tab/> <text:tab/><text:tab/>1 </text:p>
      <text:p text:style-name="P5">NUMA node(s): <text:s text:c="9"/><text:tab/>1 </text:p>
      <text:p text:style-name="P5">Vendor ID: <text:s text:c="17"/>GenuineIntel </text:p>
      <text:p text:style-name="P5">CPU family: <text:s text:c="11"/><text:tab/><text:tab/>6 </text:p>
      <text:p text:style-name="P5">Model: <text:s text:c="16"/><text:tab/><text:tab/><text:tab/>44 </text:p>
      <text:p text:style-name="P5">Stepping: <text:s text:c="13"/><text:tab/><text:tab/><text:tab/>2 </text:p>
      <text:p text:style-name="P5">CPU MHz: <text:s text:c="14"/><text:tab/>2394.121 </text:p>
      <text:p text:style-name="P5"><text:soft-page-break/>L1i cache: <text:s text:c="15"/><text:tab/>32K </text:p>
      <text:p text:style-name="P5">L2 cache: <text:s text:c="17"/>256K </text:p>
      <text:p text:style-name="P5">L3 cache: <text:s text:c="17"/>12288K </text:p>
      <text:p text:style-name="P6">OS:</text:p>
      <text:p text:style-name="P6">Distributor ID:<text:tab/><text:tab/>Ubuntu </text:p>
      <text:p text:style-name="P6">Description:<text:tab/><text:tab/><text:tab/>Ubuntu 14.04.1 LTS </text:p>
      <text:p text:style-name="P6">Release:<text:tab/><text:tab/><text:tab/><text:tab/>14.04 </text:p>
      <text:p text:style-name="P6">Codename:<text:tab/><text:tab/><text:tab/>trusty </text:p>
      <text:p text:style-name="P6">Kernel :</text:p>
      <text:p text:style-name="P6">3.13.0-32-generic </text:p>
      <text:p text:style-name="P6">RAM:</text:p>
      <text:p text:style-name="P6">Mem: <text:s text:c="6"/><text:tab/><text:tab/><text:tab/>8165732</text:p>
      <text:p text:style-name="P6">Compiler:</text:p>
      <text:p text:style-name="P6">icc (ICC) <text:tab/><text:tab/><text:tab/>15.0.0 20140723 </text:p>
      <text:p text:style-name="P6"/>
      <text:p text:style-name="P6"/>
      <text:p text:style-name="P6"/>
      <text:p text:style-name="P7">Πειράματα :</text:p>
      <text:p text:style-name="P7"/>
      <text:p text:style-name="P7">Θα παραθέσω την σειρά με την οποία <text:s/>αλλάχτηκαν οι κώδικες <text:s/>άσχετως του αποτελέσματος και θα παραθέσω τους χρόνους.<text:span text:style-name="T6">Kάποια από τα αποτυχημένα πειράματα δεν τα συμπεριέλαβα σε αυτό το κείμενο αλλά είναι μέσα στο φάκελο με τα .c αρχεία.</text:span></text:p>
      <text:p text:style-name="P7"/>
      <text:p text:style-name="P8">Η σειρά διεξαγωγής των πειραμάτων όπως σημειώνεται και στο txt παρατηρήσεις είναι η εξής:</text:p>
      <text:p text:style-name="P8"/>
      <text:p text:style-name="P8">sobel_orig <text:tab/><text:tab/><text:tab/><text:tab/><text:tab/><text:tab/>Total time = <text:s text:c="3"/>5.42708 seconds </text:p>
      <text:p text:style-name="P8"><text:tab/><text:tab/><text:tab/><text:tab/><text:tab/><text:tab/><text:tab/><text:tab/><text:tab/>PSNR inf</text:p>
      <text:p text:style-name="P8"/>
      <text:p text:style-name="P8">loop_interchange<text:tab/><text:tab/><text:tab/><text:tab/>Total time = <text:s text:c="3"/>4.25217 seconds</text:p>
      <text:p text:style-name="P8"><text:tab/><text:tab/><text:tab/><text:tab/><text:tab/><text:tab/><text:tab/><text:tab/><text:tab/>PSNR inf</text:p>
      <text:p text:style-name="P8"/>
      <text:p text:style-name="P8">loop_unrolling<text:tab/><text:tab/><text:tab/><text:tab/><text:tab/>Total time = <text:s text:c="3"/>3.84978 seconds</text:p>
      <text:p text:style-name="P8"><text:tab/><text:tab/><text:tab/><text:tab/><text:tab/><text:tab/><text:tab/><text:tab/><text:tab/>PSNR inf</text:p>
      <text:p text:style-name="P8"/>
      <text:p text:style-name="P8"><text:soft-page-break/>loop_unrolling_grammh_107 Total time = <text:s text:c="3"/>4.18718 seconds</text:p>
      <text:p text:style-name="P8"><text:tab/><text:tab/><text:tab/><text:tab/><text:tab/><text:tab/><text:tab/><text:tab/><text:tab/><text:tab/>PSNR 18.1474 (απορρίπτεται)</text:p>
      <text:p text:style-name="P8"/>
      <text:p text:style-name="P9">function_inlining_1<text:tab/><text:tab/><text:tab/><text:tab/>Total time = <text:s text:c="3"/>3.66753 seconds</text:p>
      <text:p text:style-name="P9"><text:tab/><text:tab/><text:tab/><text:tab/><text:tab/><text:tab/><text:tab/><text:tab/><text:tab/><text:tab/><text:span text:style-name="T2">PSNR inf</text:span></text:p>
      <text:p text:style-name="P9"/>
      <text:p text:style-name="P9">loop_unrolling_grammh_125_v1 <text:tab/><text:tab/>Total time = <text:s text:c="3"/>3.63649 seconds</text:p>
      <text:p text:style-name="P9"><text:tab/><text:tab/><text:tab/><text:tab/><text:tab/><text:tab/><text:tab/><text:tab/><text:tab/><text:tab/><text:tab/><text:tab/>PSNR inf</text:p>
      <text:p text:style-name="P9"/>
      <text:p text:style-name="P9"/>
      <text:p text:style-name="P9">loop_unrolling_grammh_108<text:span text:style-name="T6">(</text:span>_kata_2<text:span text:style-name="T6">)</text:span><text:tab/><text:tab/>Total time = <text:s text:c="3"/>3.65017 seconds</text:p>
      <text:p text:style-name="P9"><text:tab/><text:tab/><text:tab/><text:tab/><text:tab/><text:tab/><text:tab/><text:tab/><text:tab/><text:tab/><text:tab/><text:tab/><text:tab/>PSNR inf<text:span text:style-name="T2">(απορρίπτεται)</text:span></text:p>
      <text:p text:style-name="P9"/>
      <text:p text:style-name="P9"/>
      <text:p text:style-name="P9">loop_unrolling_grammh_108_kata_4<text:tab/><text:tab/>Total time = <text:s text:c="3"/>3.65097 seconds</text:p>
      <text:p text:style-name="P9"><text:tab/><text:tab/><text:tab/><text:tab/><text:tab/><text:tab/><text:tab/><text:tab/><text:tab/><text:tab/><text:tab/><text:tab/><text:tab/>PSNR inf<text:span text:style-name="T2">(απορρίπτεται)</text:span></text:p>
      <text:p text:style-name="P9"/>
      <text:p text:style-name="P10">loop_fusion_vrogxou_107_me_125<text:tab/><text:tab/>Total time = <text:s text:c="3"/>3.66327 seconds</text:p>
      <text:p text:style-name="P10"><text:tab/><text:tab/><text:tab/><text:tab/><text:tab/><text:tab/><text:tab/><text:tab/><text:tab/><text:tab/><text:tab/><text:tab/><text:tab/><text:span text:style-name="T3">PSNR inf(απορρίπτεται)</text:span></text:p>
      <text:p text:style-name="P10"/>
      <text:p text:style-name="P10">code_motion_v2(βελτιστοποίηση απο <text:span text:style-name="T3">loop_unrolling_grammh_125_v1 </text:span>)<text:tab/><text:tab/><text:tab/><text:tab/><text:tab/> <text:s text:c="35"/>Total time = <text:s text:c="3"/>3.64098 seconds</text:p>
      <text:p text:style-name="P10"><text:tab/><text:tab/><text:tab/><text:tab/><text:tab/><text:tab/><text:tab/><text:tab/><text:tab/><text:tab/> <text:s text:c="2"/><text:tab/><text:span text:style-name="T3">PSNR inf(απορρίπτεται)</text:span></text:p>
      <text:p text:style-name="P10"/>
      <text:p text:style-name="P10">code_motion_v1<text:tab/><text:tab/><text:tab/><text:tab/><text:tab/>Total time = <text:s text:c="3"/>3.65834 seconds</text:p>
      <text:p text:style-name="P10"><text:tab/><text:tab/><text:tab/><text:tab/><text:tab/><text:tab/><text:tab/><text:tab/><text:tab/><text:tab/><text:span text:style-name="T3">PSNR inf(απορρίπτεται)</text:span></text:p>
      <text:p text:style-name="P10"/>
      <text:p text:style-name="P10">common_sub_elimination_v1 <text:tab/><text:tab/><text:tab/>Total time = <text:s text:c="3"/>3.42046 seconds</text:p>
      <text:p text:style-name="P10"><text:tab/><text:tab/><text:tab/><text:tab/><text:tab/><text:tab/><text:tab/><text:tab/><text:tab/><text:tab/><text:tab/><text:tab/><text:span text:style-name="T3">PSNR inf</text:span></text:p>
      <text:p text:style-name="P10"/>
      <text:p text:style-name="P10">common_sub_elimination_v2 <text:tab/><text:tab/><text:tab/>Total time = <text:s text:c="3"/>3.42428 seconds<text:tab/><text:tab/><text:tab/><text:tab/></text:p>
      <text:p text:style-name="P10"><text:tab/><text:tab/><text:tab/><text:tab/><text:tab/><text:tab/><text:tab/><text:tab/><text:tab/><text:tab/><text:tab/><text:tab/><text:span text:style-name="T3">PSNR inf(απορρίπτεται)</text:span></text:p>
      <text:p text:style-name="P10"/>
      <text:p text:style-name="P10">str_reduction_v1 <text:tab/><text:tab/><text:tab/><text:tab/><text:tab/><text:tab/><text:tab/>Total time = <text:s text:c="3"/>3.39774 seconds</text:p>
      <text:p text:style-name="P10"><text:tab/><text:tab/><text:tab/><text:tab/><text:tab/><text:tab/><text:tab/><text:tab/><text:tab/><text:tab/><text:tab/><text:tab/><text:span text:style-name="T3">PSNR inf</text:span></text:p>
      <text:p text:style-name="P10"/>
      <text:p text:style-name="P10"><text:soft-page-break/>str_reduction_v3<text:tab/><text:tab/><text:tab/><text:tab/><text:tab/><text:tab/>Total time = <text:s text:c="3"/>1.70635 seconds<text:tab/></text:p>
      <text:p text:style-name="P10"><text:tab/><text:tab/><text:tab/><text:tab/><text:tab/><text:tab/><text:tab/><text:tab/><text:tab/><text:tab/><text:tab/><text:span text:style-name="T3">PSNR inf</text:span></text:p>
      <text:p text:style-name="P10"/>
      <text:p text:style-name="P10">function_inlining_v2<text:tab/><text:tab/><text:tab/><text:tab/><text:tab/>Total time = <text:s text:c="4"/>1.5832 seconds</text:p>
      <text:p text:style-name="P10"><text:tab/><text:tab/><text:tab/><text:tab/><text:tab/><text:tab/><text:tab/><text:tab/><text:tab/><text:tab/><text:tab/><text:span text:style-name="T3">PSNR inf</text:span></text:p>
      <text:p text:style-name="P10"/>
      <text:p text:style-name="P10"/>
      <text:p text:style-name="P10">teliko<text:tab/><text:tab/><text:tab/><text:tab/><text:tab/><text:tab/><text:tab/><text:tab/><text:tab/><text:tab/>Total time = <text:s text:c="3"/>1.33496 seconds</text:p>
      <text:p text:style-name="P10"><text:tab/><text:tab/><text:tab/><text:tab/><text:tab/><text:tab/><text:tab/><text:tab/><text:tab/><text:tab/><text:tab/><text:span text:style-name="T3">PSNR inf</text:span></text:p>
      <text:p text:style-name="P10"/>
      <text:p text:style-name="P10"/>
      <text:p text:style-name="P10"/>
      <text:p text:style-name="P11">Παρατηρήσεις:</text:p>
      <text:p text:style-name="P11"/>
      <text:p text:style-name="P12">Γενικά loop_interchange,loop_unrolling ,function_inlining_1 ,loop_unrolling_grammh_125 κατέβασαν αρκετά τους χρόνους αλλά έπειτα <text:s/>που ξεκίνησα να εφαρμόζω <text:s/>τεχνική <text:s/>loop_unrolling στα μεσαία for<text:span text:style-name="T5">(γραμμή 107-108 του αρχικού κώδικα)</text:span> οι χρόνοι ανέβηκαν <text:span text:style-name="T5"><text:s/>κάνοντας unroll κατα 2 και κατά 4 καθώς και me unroll του εξωτερικόυ <text:s/>for</text:span> .Οι τεχνικές loop_fusion_vrogxou_<text:span text:style-name="T5">107_me_125</text:span>και code_motion επίσης δεν μου έδωσαν καλύτερους χρόνους οπότε δεν τις εφάρμοσα,κατόπιν ξεκίνησα να χρησιμοποιώ <text:s/>str_reduction με την οποία είδα την μεγαλύτερη μείωση στον χρόνο τρεξίματος .<text:span text:style-name="T5">Η αντικατάσταση της </text:span><text:s/>συνάρτηση<text:span text:style-name="T5">ς</text:span> pow <text:s/>με πολλαπλασιασμό <text:span text:style-name="T5">έφερε την μεγαλύτερη μείωση χρόνου αφού κατέβασε τον χρόνο εκτέλεσης -1.7 secs</text:span> <text:span text:style-name="T5">γεγονός που δείχνει πόσο δαπανηρές είναι οι κλήσεις συναρτήσεων</text:span>.<text:span text:style-name="T4">Τέλος χρησιμοποιόντας <text:s/>Common Subexpression Elimination, strength reduction <text:s/>καθώς και <text:s/>την εντολή register για μεταβλητές που προσπελάζονται συχνά <text:s/>κατέληξα <text:s/>στους τελικούς χρόνους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3">Παρακάτω παρατίθενται οι τυπικές αποκλίσεις και οι μέσες τιμές των πειραμάτων τόσο για -O0 <text:s/>όσο και με την παράμετρο -fast.</text:p>
      <text:p text:style-name="P12"><text:soft-page-break/></text:p>
      <text:p text:style-name="P12"/>
      <text:p text:style-name="P12"/>
      <text:p text:style-name="P12"/>
      <text:p text:style-name="P12"><draw:frame draw:style-name="fr1" draw:name="Object1" text:anchor-type="paragraph" svg:x="0.5425in" svg:y="0.2382in" svg:width="6.7437in" svg:height="3.5189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Object2" text:anchor-type="paragraph" svg:x="0.4571in" svg:y="0.048in" svg:width="6.2992in" svg:height="3.542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Object3" text:anchor-type="paragraph" svg:x="0.4756in" svg:y="0.1819in" svg:width="6.2992in" svg:height="3.5429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Object4" text:anchor-type="paragraph" svg:x="0.3898in" svg:y="2.5165in" svg:width="6.2992in" svg:height="3.5429in" draw:z-index="2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0:19:27.435897138</meta:creation-date>
    <dc:date>2015-03-08T22:39:40.908173382</dc:date>
    <meta:editing-duration>PT12H3M56S</meta:editing-duration>
    <meta:editing-cycles>16</meta:editing-cycles>
    <meta:generator>LibreOffice/4.2.7.2$Linux_X86_64 LibreOffice_project/420m0$Build-2</meta:generator>
    <meta:document-statistic meta:table-count="0" meta:image-count="0" meta:object-count="4" meta:page-count="6" meta:paragraph-count="75" meta:word-count="506" meta:character-count="4285" meta:non-whitespace-character-count="32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128cm" svg:height="8.937cm" xlink:href="." xlink:type="simple" chart:class="chart:scatter" chart:style-name="ch1">
        <chart:title svg:x="6.529cm" svg:y="0.314cm" chart:style-name="ch2">
          <text:p>Τυπικές Αποκλίσεις</text:p>
        </chart:title>
        <chart:plot-area chart:style-name="ch3" chart:data-source-has-labels="both" svg:x="0.781cm" svg:y="0.616cm" svg:width="13.289cm" svg:height="6.484cm">
          <chartooo:coordinate-region svg:x="1.7cm" svg:y="0.817cm" svg:width="12.182cm" svg:height="5.632cm"/>
          <chart:axis chart:dimension="x" chart:name="primary-x" chart:style-name="ch4" chartooo:axis-type="auto">
            <chart:title svg:x="6.445cm" svg:y="7.278cm" chart:style-name="ch5">
              <text:p>#Πειράματος</text:p>
            </chart:title>
            <chart:categories table:cell-range-address="local-table.$A$2:.$A$1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B$2:.$B$18" chart:label-cell-address="local-table.$B$1" chart:class="chart:scatte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7919741350867">
                <text:p>0.01279197413508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0186093075361">
                <text:p>0.00400186093075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59108238937408">
                <text:p>0.00359108238937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7729764547743">
                <text:p>0.00147729764547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83999752964262">
                <text:p>0.00183999752964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21805589868627">
                <text:p>0.00221805589868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72122643906759">
                <text:p>0.00172122643906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30625680585347">
                <text:p>0.00230625680585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99884662172076">
                <text:p>0.002998846621720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4373001757124">
                <text:p>0.001443730017571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8710714537781">
                <text:p>0.001587107145377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55412144653235">
                <text:p>0.002554121446532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18629164996968">
                <text:p>0.001186291649969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4754434361687">
                <text:p>0.0014754434361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99155413654423">
                <text:p>0.000199155413654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19206558185448">
                <text:p>0.000219206558185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8434895312232">
                <text:p>0.058434895312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5.362cm" svg:y="0.315cm" chart:style-name="ch2">
          <text:p>Τυπικές Αποκλίσεις (fast)</text:p>
        </chart:title>
        <chart:plot-area chart:style-name="ch3" chart:data-source-has-labels="both" svg:x="0.319cm" svg:y="1.305cm" svg:width="15.361cm" svg:height="6.53cm">
          <chartooo:coordinate-region svg:x="0.757cm" svg:y="1.506cm" svg:width="14.734cm" svg:height="5.678cm"/>
          <chart:axis chart:dimension="x" chart:name="primary-x" chart:style-name="ch4" chartooo:axis-type="auto">
            <chart:title svg:x="7.206cm" svg:y="8.014cm" chart:style-name="ch5">
              <text:p>#Πειράτος</text:p>
            </chart:title>
            <chart:categories table:cell-range-address="local-table.$A$2:.$A$1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B$2:.$B$18" chart:label-cell-address="local-table.$B$1" chart:class="chart:scatter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658848283450794">
                <text:p>0.0006588482834507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49856730651041">
                <text:p>0.0000549856730651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80436618453659">
                <text:p>0.0000280436618453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69949490224994">
                <text:p>0.0000269949490224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935292856420954">
                <text:p>0.000009352928564209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87569211468485">
                <text:p>0.00187569211468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81531782007421">
                <text:p>0.0000181531782007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626613674419612">
                <text:p>0.0000626613674419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270364512643525">
                <text:p>0.0000270364512643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41026324643394">
                <text:p>0.000141026324643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854268515731264">
                <text:p>0.000854268515731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64093007625292">
                <text:p>0.000164093007625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108739332461828">
                <text:p>0.00001087393324618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60192119505033">
                <text:p>0.000160192119505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05650223364505">
                <text:p>0.000105650223364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172158753374994">
                <text:p>0.0000172158753374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72578206736851">
                <text:p>0.0002725782067368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151cm" svg:y="0.315cm" chart:style-name="ch2">
          <text:p>Μέσες Τιμές(-Ο0)</text:p>
        </chart:title>
        <chart:plot-area chart:style-name="ch3" chart:data-source-has-labels="both" svg:x="1.334cm" svg:y="1.305cm" svg:width="14.346cm" svg:height="7.515cm">
          <chartooo:coordinate-region svg:x="2.134cm" svg:y="1.305cm" svg:width="13.451cm" svg:height="6.864cm"/>
          <chart:axis chart:dimension="x" chart:name="primary-x" chart:style-name="ch4" chartooo:axis-type="text">
            <chart:title svg:x="0.451cm" svg:y="6.042cm" chart:style-name="ch5">
              <text:p>#Πειράματος</text:p>
            </chart:title>
            <chart:categories table:cell-range-address="local-table.$A$2:.$A$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8" chart:label-cell-address="local-table.$B$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41019">
                <text:p>5.410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53255">
                <text:p>4.253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5241">
                <text:p>3.85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8501">
                <text:p>4.18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37765">
                <text:p>3.637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30795">
                <text:p>3.630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48965">
                <text:p>3.648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51835">
                <text:p>3.651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62525">
                <text:p>3.662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4161">
                <text:p>3.64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5809">
                <text:p>3.658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209">
                <text:p>3.4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20955">
                <text:p>3.420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98015">
                <text:p>3.398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0639">
                <text:p>1.706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8336">
                <text:p>1.583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185">
                <text:p>1.33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151cm" svg:y="0.315cm" chart:style-name="ch2">
          <text:p>Μέσες Τιμές(fast)</text:p>
        </chart:title>
        <chart:plot-area chart:style-name="ch3" chart:data-source-has-labels="both" svg:x="1.334cm" svg:y="1.305cm" svg:width="14.346cm" svg:height="7.515cm">
          <chartooo:coordinate-region svg:x="2.134cm" svg:y="1.305cm" svg:width="13.304cm" svg:height="6.864cm"/>
          <chart:axis chart:dimension="x" chart:name="primary-x" chart:style-name="ch4" chartooo:axis-type="text">
            <chart:title svg:x="0.451cm" svg:y="6.042cm" chart:style-name="ch5">
              <text:p>#Πειράματος</text:p>
            </chart:title>
            <chart:categories table:cell-range-address="local-table.$A$2:.$A$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8" chart:label-cell-address="local-table.$B$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0574">
                <text:p>1.205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9555">
                <text:p>0.3229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08065">
                <text:p>0.1408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4157">
                <text:p>0.104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5718">
                <text:p>0.115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64775">
                <text:p>0.1264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7071">
                <text:p>0.147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8185">
                <text:p>0.1758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29635">
                <text:p>0.1529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64835">
                <text:p>0.1264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2952">
                <text:p>0.1529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6483">
                <text:p>0.1264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482">
                <text:p>0.126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6521">
                <text:p>0.126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67555">
                <text:p>0.1167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6695">
                <text:p>0.1166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0941">
                <text:p>0.1009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